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ce6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table:number-columns-repeated="2"/>
          <table:table-cell table:style-name="Default" office:value-type="string">
            <text:p>ABS</text:p>
          </table:table-cell>
        </table:table-row>
        <table:table-row table:style-name="ro3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nted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4]*[.E4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5]*[.E5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6]*[.E6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7]*[.E7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8]*[.E8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9]*[.E9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10]*[.E1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1]*[.E11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2]*[.E12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3]*[.E13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4]*[.E14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5]*[.E15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6]*[.E16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7]*[.E17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8]*[.E18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9]*[.E19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0]*[.E20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1]*[.E21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22]*[.E22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3]*[.E23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4]*[.E24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5]*[.E25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6]*[.E26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7]*[.E27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8]*[.E28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9]*[.E29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0]*[.E3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1]*[.E31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2]*[.E32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3]*[.E33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4]*[.E34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.00</text:p>
          </table:table-cell>
          <table:table-cell table:formula="of:=[.C35]*[.E35]" office:value-type="float" office:value="2">
            <text:p>2.00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1" office:value-type="string">
            <text:p>Total</text:p>
          </table:table-cell>
          <table:table-cell table:style-name="Default" table:formula="of:=SUM([.F4:.F35])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11/03/2018</text:date>, <text:time>08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1-03T08:37:23</dc:date>
    <dc:creator>Chuck Coughlin</dc:creator>
    <meta:editing-duration>PT9H45M50S</meta:editing-duration>
    <meta:editing-cycles>13</meta:editing-cycles>
    <meta:generator>OpenOffice/4.1.3$Unix OpenOffice.org_project/413m1$Build-9783</meta:generator>
    <meta:document-statistic meta:table-count="3" meta:cell-count="162" meta:object-count="0"/>
  </office:meta>
</office:document-meta>
</file>